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margin-left="0in" fo:margin-right="0in" fo:line-height="115%" fo:text-align="justify" style:justify-single-word="false" fo:text-indent="0in" style:auto-text-indent="false"/>
      <style:text-properties officeooo:rsid="00178a52" officeooo:paragraph-rsid="001968a7"/>
    </style:style>
    <style:style style:name="P2" style:family="paragraph" style:parent-style-name="Standard_20__28_user_29_">
      <style:paragraph-properties fo:margin-left="0in" fo:margin-right="0in" fo:line-height="115%" fo:text-align="justify" style:justify-single-word="false" fo:text-indent="0in" style:auto-text-indent="false"/>
      <style:text-properties officeooo:rsid="00178a52" officeooo:paragraph-rsid="001f4e57"/>
    </style:style>
    <style:style style:name="P3" style:family="paragraph" style:parent-style-name="Standard_20__28_user_29_">
      <style:paragraph-properties fo:margin-left="0in" fo:margin-right="0in" fo:line-height="115%" fo:text-align="justify" style:justify-single-word="false" fo:text-indent="0in" style:auto-text-indent="false"/>
      <style:text-properties officeooo:rsid="001f4e57" officeooo:paragraph-rsid="001f4e57"/>
    </style:style>
    <style:style style:name="P4" style:family="paragraph" style:parent-style-name="Standard_20__28_user_29_">
      <style:paragraph-properties fo:margin-left="0in" fo:margin-right="0in" fo:line-height="115%" fo:text-align="justify" style:justify-single-word="false" fo:text-indent="0in" style:auto-text-indent="false"/>
      <style:text-properties officeooo:rsid="001f4e57" officeooo:paragraph-rsid="002030af"/>
    </style:style>
    <style:style style:name="P5" style:family="paragraph" style:parent-style-name="Standard_20__28_user_29_">
      <style:paragraph-properties fo:margin-left="0in" fo:margin-right="0in" fo:line-height="115%" fo:text-align="justify" style:justify-single-word="false" fo:text-indent="0in" style:auto-text-indent="false"/>
      <style:text-properties officeooo:rsid="00219ad5" officeooo:paragraph-rsid="002413ed"/>
    </style:style>
    <style:style style:name="P6" style:family="paragraph" style:parent-style-name="Standard_20__28_user_29_">
      <style:paragraph-properties fo:margin-left="0in" fo:margin-right="0in" fo:line-height="115%" fo:text-align="justify" style:justify-single-word="false" fo:text-indent="0in" style:auto-text-indent="false"/>
      <style:text-properties officeooo:rsid="00219ad5" officeooo:paragraph-rsid="002528d2"/>
    </style:style>
    <style:style style:name="P7" style:family="paragraph" style:parent-style-name="Standard_20__28_user_29_">
      <style:paragraph-properties fo:margin-left="0in" fo:margin-right="0in" fo:line-height="115%" fo:text-align="justify" style:justify-single-word="false" fo:text-indent="0in" style:auto-text-indent="false"/>
      <style:text-properties officeooo:rsid="00219ad5" officeooo:paragraph-rsid="00298ff2"/>
    </style:style>
    <style:style style:name="P8" style:family="paragraph" style:parent-style-name="Standard_20__28_user_29_">
      <style:paragraph-properties fo:margin-left="0in" fo:margin-right="0in" fo:line-height="115%" fo:text-align="justify" style:justify-single-word="false" fo:text-indent="0in" style:auto-text-indent="false"/>
      <style:text-properties officeooo:rsid="00b4fbc6" officeooo:paragraph-rsid="002413ed"/>
    </style:style>
    <style:style style:name="P9" style:family="paragraph" style:parent-style-name="Standard_20__28_user_29_">
      <style:paragraph-properties fo:margin-left="0in" fo:margin-right="0in" fo:line-height="115%" fo:text-align="justify" style:justify-single-word="false" fo:text-indent="0in" style:auto-text-indent="false"/>
      <style:text-properties officeooo:rsid="002528d2" officeooo:paragraph-rsid="002413ed"/>
    </style:style>
    <style:style style:name="P10" style:family="paragraph" style:parent-style-name="Standard_20__28_user_29_">
      <style:paragraph-properties fo:margin-left="0in" fo:margin-right="0in" fo:line-height="115%" fo:text-align="justify" style:justify-single-word="false" fo:text-indent="0in" style:auto-text-indent="false"/>
      <style:text-properties fo:font-weight="bold" officeooo:rsid="0025c002" officeooo:paragraph-rsid="0025c002" style:font-weight-asian="bold" style:font-weight-complex="bold"/>
    </style:style>
    <style:style style:name="P11" style:family="paragraph" style:parent-style-name="Standard">
      <style:paragraph-properties fo:line-height="115%"/>
      <style:text-properties officeooo:rsid="00178a52" officeooo:paragraph-rsid="00178a52"/>
    </style:style>
    <style:style style:name="P12" style:family="paragraph" style:parent-style-name="Standard">
      <style:paragraph-properties fo:line-height="115%"/>
      <style:text-properties fo:font-weight="bold" officeooo:rsid="00298ff2" officeooo:paragraph-rsid="00298ff2" style:font-weight-asian="bold" style:font-weight-complex="bold"/>
    </style:style>
    <style:style style:name="P13" style:family="paragraph" style:parent-style-name="Standard">
      <style:paragraph-properties fo:margin-left="0in" fo:margin-right="0in" fo:line-height="115%" fo:text-align="justify" style:justify-single-word="false" fo:text-indent="0in" style:auto-text-indent="false"/>
      <style:text-properties officeooo:rsid="00178a52" officeooo:paragraph-rsid="002030af"/>
    </style:style>
    <style:style style:name="P14" style:family="paragraph" style:parent-style-name="Standard">
      <style:paragraph-properties fo:margin-left="0in" fo:margin-right="0in" fo:line-height="115%" fo:text-align="justify" style:justify-single-word="false" fo:text-indent="0in" style:auto-text-indent="false"/>
      <style:text-properties officeooo:rsid="00274d36" officeooo:paragraph-rsid="00284c80"/>
    </style:style>
    <style:style style:name="P15" style:family="paragraph" style:parent-style-name="Standard">
      <style:paragraph-properties fo:margin-left="0in" fo:margin-right="0in" fo:line-height="115%" fo:text-align="justify" style:justify-single-word="false" fo:text-indent="0in" style:auto-text-indent="false"/>
      <style:text-properties officeooo:rsid="00284c80" officeooo:paragraph-rsid="00284c80"/>
    </style:style>
    <style:style style:name="P16" style:family="paragraph" style:parent-style-name="Standard">
      <style:paragraph-properties fo:margin-left="0in" fo:margin-right="0in" fo:line-height="115%" fo:text-align="justify" style:justify-single-word="false" fo:text-indent="0in" style:auto-text-indent="false"/>
      <style:text-properties officeooo:rsid="002929eb" officeooo:paragraph-rsid="002929eb"/>
    </style:style>
    <style:style style:name="P17" style:family="paragraph" style:parent-style-name="Standard">
      <style:paragraph-properties fo:margin-left="0in" fo:margin-right="0in" fo:line-height="115%" fo:text-align="justify" style:justify-single-word="false" fo:text-indent="0in" style:auto-text-indent="false"/>
      <style:text-properties fo:font-weight="bold" officeooo:rsid="0020a71c" officeooo:paragraph-rsid="0020a71c" style:font-weight-asian="bold" style:font-weight-complex="bold"/>
    </style:style>
    <style:style style:name="P1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000000" fo:font-size="12pt" style:font-size-asian="12pt" style:font-size-complex="12pt"/>
    </style:style>
    <style:style style:name="T2" style:family="text">
      <style:text-properties fo:color="#000000" fo:font-size="12pt" officeooo:rsid="00184b10" style:font-size-asian="12pt" style:font-size-complex="12pt"/>
    </style:style>
    <style:style style:name="T3" style:family="text">
      <style:text-properties fo:color="#000000" fo:font-size="12pt" officeooo:rsid="00b48e50" style:font-size-asian="12pt" style:font-size-complex="12pt"/>
    </style:style>
    <style:style style:name="T4" style:family="text">
      <style:text-properties fo:color="#000000" fo:font-size="12pt" officeooo:rsid="00e92204" style:font-size-asian="12pt" style:font-size-complex="12pt"/>
    </style:style>
    <style:style style:name="T5" style:family="text">
      <style:text-properties fo:color="#000000" fo:font-size="12pt" fo:font-weight="normal" fo:background-color="#ffffff" loext:char-shading-value="0" style:font-size-asian="12pt" style:font-weight-asian="normal" style:font-size-complex="12pt" style:font-weight-complex="normal"/>
    </style:style>
    <style:style style:name="T6" style:family="text">
      <style:text-properties fo:color="#000000" fo:font-size="12pt" fo:font-weight="normal" officeooo:rsid="00184b10" fo:background-color="#ffffff" loext:char-shading-value="0" style:font-size-asian="12pt" style:font-weight-asian="normal" style:font-size-complex="12pt" style:font-weight-complex="normal"/>
    </style:style>
    <style:style style:name="T7" style:family="text">
      <style:text-properties fo:color="#000000" fo:font-size="12pt" fo:font-weight="normal" officeooo:rsid="00ca53a3" fo:background-color="#ffffff" loext:char-shading-value="0" style:font-size-asian="12pt" style:font-weight-asian="normal" style:font-size-complex="12pt" style:font-weight-complex="normal"/>
    </style:style>
    <style:style style:name="T8" style:family="text">
      <style:text-properties fo:color="#000000" fo:font-size="12pt" fo:font-weight="normal" officeooo:rsid="001cad79" fo:background-color="#ffffff" loext:char-shading-value="0" style:font-size-asian="12pt" style:font-weight-asian="normal" style:font-size-complex="12pt" style:font-weight-complex="normal"/>
    </style:style>
    <style:style style:name="T9" style:family="text">
      <style:text-properties fo:color="#000000" fo:font-size="12pt" fo:font-weight="normal" officeooo:rsid="001cba35" fo:background-color="#ffffff" loext:char-shading-value="0" style:font-size-asian="12pt" style:font-weight-asian="normal" style:font-size-complex="12pt" style:font-weight-complex="normal"/>
    </style:style>
    <style:style style:name="T10" style:family="text">
      <style:text-properties fo:color="#000000" fo:font-size="12pt" fo:font-weight="normal" officeooo:rsid="001ddade" fo:background-color="#ffffff" loext:char-shading-value="0" style:font-size-asian="12pt" style:font-weight-asian="normal" style:font-size-complex="12pt" style:font-weight-complex="normal"/>
    </style:style>
    <style:style style:name="T11" style:family="text">
      <style:text-properties fo:color="#000000" fo:font-size="12pt" fo:font-weight="normal" officeooo:rsid="001f4e57" fo:background-color="#ffffff" loext:char-shading-value="0" style:font-size-asian="12pt" style:font-weight-asian="normal" style:font-size-complex="12pt" style:font-weight-complex="normal"/>
    </style:style>
    <style:style style:name="T12" style:family="text">
      <style:text-properties fo:color="#000000" fo:font-size="12pt" fo:font-weight="normal" officeooo:rsid="002030af" fo:background-color="#ffffff" loext:char-shading-value="0" style:font-size-asian="12pt" style:font-weight-asian="normal" style:font-size-complex="12pt" style:font-weight-complex="normal"/>
    </style:style>
    <style:style style:name="T13" style:family="text">
      <style:text-properties fo:color="#000000" fo:font-size="12pt" fo:font-weight="normal" officeooo:rsid="0022fce7" fo:background-color="#ffffff" loext:char-shading-value="0" style:font-size-asian="12pt" style:font-weight-asian="normal" style:font-size-complex="12pt" style:font-weight-complex="normal"/>
    </style:style>
    <style:style style:name="T14" style:family="text">
      <style:text-properties fo:color="#000000" fo:font-size="12pt" fo:font-weight="normal" officeooo:rsid="00d9adac" fo:background-color="#ffffff" loext:char-shading-value="0" style:font-size-asian="12pt" style:font-weight-asian="normal" style:font-size-complex="12pt" style:font-weight-complex="normal"/>
    </style:style>
    <style:style style:name="T15" style:family="text">
      <style:text-properties fo:color="#000000" fo:font-size="12pt" fo:font-weight="normal" officeooo:rsid="00dc8d01" fo:background-color="#ffffff" loext:char-shading-value="0" style:font-size-asian="12pt" style:font-weight-asian="normal" style:font-size-complex="12pt" style:font-weight-complex="normal"/>
    </style:style>
    <style:style style:name="T16" style:family="text">
      <style:text-properties fo:color="#000000" fo:font-size="12pt" fo:font-weight="normal" officeooo:rsid="00ecada9" fo:background-color="#ffffff" loext:char-shading-value="0" style:font-size-asian="12pt" style:font-weight-asian="normal" style:font-size-complex="12pt" style:font-weight-complex="normal"/>
    </style:style>
    <style:style style:name="T17" style:family="text">
      <style:text-properties fo:color="#000000" fo:font-size="12pt" fo:font-weight="normal" officeooo:rsid="00db352c" fo:background-color="#ffffff" loext:char-shading-value="0" style:font-size-asian="12pt" style:font-weight-asian="normal" style:font-size-complex="12pt" style:font-weight-complex="normal"/>
    </style:style>
    <style:style style:name="T18" style:family="text">
      <style:text-properties fo:color="#000000" fo:font-size="12pt" fo:font-weight="normal" officeooo:rsid="00233093" fo:background-color="#ffffff" loext:char-shading-value="0" style:font-size-asian="12pt" style:font-weight-asian="normal" style:font-size-complex="12pt" style:font-weight-complex="normal"/>
    </style:style>
    <style:style style:name="T19" style:family="text">
      <style:text-properties fo:color="#000000" fo:font-size="12pt" fo:font-weight="normal" officeooo:rsid="00240b4c" fo:background-color="#ffffff" loext:char-shading-value="0" style:font-size-asian="12pt" style:font-weight-asian="normal" style:font-size-complex="12pt" style:font-weight-complex="normal"/>
    </style:style>
    <style:style style:name="T20" style:family="text">
      <style:text-properties fo:color="#000000" fo:font-size="12pt" fo:font-weight="normal" officeooo:rsid="00b4c28d" fo:background-color="#ffffff" loext:char-shading-value="0" style:font-size-asian="12pt" style:font-weight-asian="normal" style:font-size-complex="12pt" style:font-weight-complex="normal"/>
    </style:style>
    <style:style style:name="T21" style:family="text">
      <style:text-properties fo:color="#000000" fo:font-size="12pt" fo:font-weight="normal" officeooo:rsid="002413ed" fo:background-color="#ffffff" loext:char-shading-value="0" style:font-size-asian="12pt" style:font-weight-asian="normal" style:font-size-complex="12pt" style:font-weight-complex="normal"/>
    </style:style>
    <style:style style:name="T22" style:family="text">
      <style:text-properties fo:color="#000000" fo:font-size="12pt" fo:font-weight="normal" officeooo:rsid="00e21b5a" fo:background-color="#ffffff" loext:char-shading-value="0" style:font-size-asian="12pt" style:font-weight-asian="normal" style:font-size-complex="12pt" style:font-weight-complex="normal"/>
    </style:style>
    <style:style style:name="T23" style:family="text">
      <style:text-properties fo:color="#000000" fo:font-size="12pt" fo:font-weight="normal" officeooo:rsid="00e422d8" fo:background-color="#ffffff" loext:char-shading-value="0" style:font-size-asian="12pt" style:font-weight-asian="normal" style:font-size-complex="12pt" style:font-weight-complex="normal"/>
    </style:style>
    <style:style style:name="T24" style:family="text">
      <style:text-properties fo:color="#000000" fo:font-size="12pt" fo:font-weight="normal" officeooo:rsid="016fedaa" fo:background-color="#ffffff" loext:char-shading-value="0" style:font-size-asian="12pt" style:font-weight-asian="normal" style:font-size-complex="12pt" style:font-weight-complex="normal"/>
    </style:style>
    <style:style style:name="T25" style:family="text">
      <style:text-properties fo:color="#000000" fo:font-size="12pt" fo:font-weight="normal" officeooo:rsid="00e690b6" fo:background-color="#ffffff" loext:char-shading-value="0" style:font-size-asian="12pt" style:font-weight-asian="normal" style:font-size-complex="12pt" style:font-weight-complex="normal"/>
    </style:style>
    <style:style style:name="T26" style:family="text">
      <style:text-properties fo:color="#000000" fo:font-size="12pt" fo:font-weight="normal" officeooo:rsid="00e6d4e3" fo:background-color="#ffffff" loext:char-shading-value="0" style:font-size-asian="12pt" style:font-weight-asian="normal" style:font-size-complex="12pt" style:font-weight-complex="normal"/>
    </style:style>
    <style:style style:name="T27" style:family="text">
      <style:text-properties fo:color="#000000" fo:font-size="12pt" fo:font-weight="normal" officeooo:rsid="002528d2" fo:background-color="#ffffff" loext:char-shading-value="0" style:font-size-asian="12pt" style:font-weight-asian="normal" style:font-size-complex="12pt" style:font-weight-complex="normal"/>
    </style:style>
    <style:style style:name="T28" style:family="text">
      <style:text-properties fo:color="#000000" fo:font-size="12pt" fo:font-weight="normal" officeooo:rsid="00ce1bc8" fo:background-color="#ffffff" loext:char-shading-value="0" style:font-size-asian="12pt" style:font-weight-asian="normal" style:font-size-complex="12pt" style:font-weight-complex="normal"/>
    </style:style>
    <style:style style:name="T29" style:family="text">
      <style:text-properties fo:color="#000000" fo:font-size="12pt" fo:font-weight="normal" officeooo:rsid="00284c80" fo:background-color="#ffffff" loext:char-shading-value="0" style:font-size-asian="12pt" style:font-weight-asian="normal" style:font-size-complex="12pt" style:font-weight-complex="normal"/>
    </style:style>
    <style:style style:name="T30" style:family="text">
      <style:text-properties fo:color="#000000" fo:font-size="12pt" fo:font-weight="normal" officeooo:rsid="002929eb" fo:background-color="#ffffff" loext:char-shading-value="0" style:font-size-asian="12pt" style:font-weight-asian="normal" style:font-size-complex="12pt" style:font-weight-complex="normal"/>
    </style:style>
    <style:style style:name="T31" style:family="text">
      <style:text-properties fo:color="#000000" fo:font-size="12pt" fo:font-weight="normal" officeooo:rsid="00292d9f" fo:background-color="#ffffff" loext:char-shading-value="0" style:font-size-asian="12pt" style:font-weight-asian="normal" style:font-size-complex="12pt" style:font-weight-complex="normal"/>
    </style:style>
    <style:style style:name="T32" style:family="text">
      <style:text-properties fo:color="#000000" fo:font-size="12pt" fo:font-weight="normal" officeooo:rsid="00298702" fo:background-color="#ffffff" loext:char-shading-value="0" style:font-size-asian="12pt" style:font-weight-asian="normal" style:font-size-complex="12pt" style:font-weight-complex="normal"/>
    </style:style>
    <style:style style:name="T33" style:family="text">
      <style:text-properties fo:color="#000000" fo:font-size="12pt" fo:font-weight="normal" officeooo:rsid="00298ff2" fo:background-color="#ffffff" loext:char-shading-value="0" style:font-size-asian="12pt" style:font-weight-asian="normal" style:font-size-complex="12pt" style:font-weight-complex="normal"/>
    </style:style>
    <style:style style:name="T34" style:family="text">
      <style:text-properties fo:color="#000000" fo:font-size="12pt" officeooo:rsid="002030af" fo:background-color="#ffffff" loext:char-shading-value="0" style:font-size-asian="12pt" style:font-size-complex="12pt"/>
    </style:style>
    <style:style style:name="T35" style:family="text">
      <style:text-properties fo:color="#000000" fo:font-size="12pt" fo:background-color="#ffffff" loext:char-shading-value="0" style:font-size-asian="12pt" style:font-size-complex="12pt"/>
    </style:style>
    <style:style style:name="T36" style:family="text">
      <style:text-properties fo:color="#000000" fo:font-size="12pt" officeooo:rsid="002528d2" fo:background-color="#ffffff" loext:char-shading-value="0" style:font-size-asian="12pt" style:font-size-complex="12pt"/>
    </style:style>
    <style:style style:name="T37" style:family="text">
      <style:text-properties fo:color="#b2b2b2" fo:font-size="12pt" fo:font-weight="normal" officeooo:rsid="00184b10" fo:background-color="#ffffff" loext:char-shading-value="0" style:font-size-asian="12pt" style:font-weight-asian="normal" style:font-size-complex="12pt" style:font-weight-complex="normal"/>
    </style:style>
    <style:style style:name="T38" style:family="text">
      <style:text-properties officeooo:rsid="002030af"/>
    </style:style>
    <style:style style:name="T39" style:family="text">
      <style:text-properties fo:color="#808080" fo:font-size="12pt" style:font-size-asian="12pt" style:font-size-complex="12pt"/>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iscussion</text:p>
      <text:p text:style-name="P11"/>
      <text:p text:style-name="P12">Genetic gain</text:p>
      <text:p text:style-name="P1"><text:span text:style-name="T1">As expected, the use of genomic information increase</text:span><text:span text:style-name="T2">d</text:span><text:span text:style-name="T1"> the genetic gain in all sire use strategies. This is due to higher accuracy for selection of young unphenotyped animals and reduction in generation interval. </text:span><text:span text:style-name="T2">A confirmation of this is the fact that the use of genomic information for a pre‑selection step substantially increased genetic gain without reducing generation interval. The reason for this lies in higher accuracy of the pre-selection step, since gEBV (</text:span><text:span text:style-name="T6">r = 0.7</text:span><text:span text:style-name="T7">2</text:span><text:span text:style-name="T6">) are more accurate than PA (r = 0.</text:span><text:span text:style-name="T7">33</text:span><text:span text:style-name="T6">)</text:span><text:span text:style-name="T37">.</text:span><text:span text:style-name="T6"> </text:span><text:span text:style-name="T8">When we used genomically tested bulls directly, we reduced the generation interval. </text:span><text:span text:style-name="T9">This</text:span><text:span text:style-name="T8"> increased the genetic gain even further </text:span><text:span text:style-name="T9">even thought he accuracy of genomically tested bulls’ EBVs at selection is lower than for progeny tested bulls in PT (and GS-PS) scenario. </text:span><text:span text:style-name="T10">The genetic </text:span><text:span text:style-name="T11">gain increased with reduction in generation interval. This results suggest than we can remedy the lower accuracy of genomic prediction with an earlier selection of sires, since the effect of the latter prevails. </text:span></text:p>
      <text:p text:style-name="P3"><text:span text:style-name="T5">There was no significant difference in the genetic gain for GS-C and GS-BD scenarios, which reduce generation interval in the sire of dams and sire of sires selection paths, respectively. This suggests that the path of the use of genomic information is irrelevant and that genetic gain depends only on the amount of reduction. </text:span></text:p>
      <text:p text:style-name="P3"><text:span text:style-name="T5">The completely genomic scenario </text:span><text:span text:style-name="T12">used genomically tested sires for insemination of all cows – therefore the accuracy of all sires was reduced. However, since generation interval was reduced in both sires of dams and sires of sires paths, the genetic gain still increased. </text:span></text:p>
      <text:p text:style-name="P4"><text:span text:style-name="T12">These results are in concordance with previous studies that observed a higher genetic gain with the use of genomic information for a pre-selection for PT or for selection of young sires (“turbo” scheme) (Pryce et al., 2010; Lillehammer et al., 2011; de Roos et al., 2011; Thomasen et al., 2014). </text:span></text:p>
      <text:p text:style-name="P3"><text:span text:style-name="T5"/></text:p>
      <text:p text:style-name="P13"><text:span text:style-name="T12"/></text:p>
      <text:p text:style-name="P13"><text:span text:style-name="T12"/></text:p>
      <text:p text:style-name="P17"><text:span text:style-name="T34">E</text:span><text:span text:style-name="T35">fficiency</text:span></text:p>
      <text:p text:style-name="P7"><text:span text:style-name="T5">We observed that efficiencies do not follow the pattern of genetic gain. This is due to differences in the loss of genic variance that increasing with the genetic gain. </text:span><text:span text:style-name="T33">GS-PS was the most efficient scenario in the SU 5/5 strategy. A pre-selection step based on gEBVs</text:span><text:span text:style-name="T11"> allows us to identify the effect of Mendelian sampling term </text:span><text:span text:style-name="T33">that is crucial for providing long-term genetic gain</text:span><text:span text:style-name="T11">. </text:span><text:span text:style-name="T13">GS and PT scenarios were the least efficient scenarios in all sire use strategies. </text:span><text:span text:style-name="T14">The low efficiency of the GS scenario - despite its high genetic gain - is attributable to the relatively large loss of genic variance </text:span><text:span text:style-name="T15">(94.7% in generation 60)</text:span><text:span text:style-name="T14">. </text:span><text:span text:style-name="T16">The reason for this lies in the reduced accuracy of sire selection since genomic testing is less accurate than progeny testing.</text:span><text:span text:style-name="T14"> In contrast, low efficiency of the PT scenario is due to its smallest genetic gain </text:span><text:span text:style-name="T17">although it retained the most genic variance </text:span><text:span text:style-name="T15">(97.1%)</text:span><text:span text:style-name="T14">. </text:span><text:span text:style-name="T18">In the SU 1/5 strategy we introduced an unrealistic condition of selecting only one bull per year. This results in </text:span><text:span text:style-name="T19">a different pattern in the efficiencies of scenarios. While the GS remains the least efficient, </text:span><text:span text:style-name="T20">due to a relatively large loss of genic variance (8%), </text:span><text:span text:style-name="T21">we observe a large drop in the efficiency of the GS-C scenario when compared to SU 5/5. <text:s/></text:span><text:span text:style-name="T22">This </text:span><text:span text:style-name="T21">corresponds</text:span><text:span text:style-name="T22"> to a large increase in the loss of genic variance. </text:span><text:span text:style-name="T23">In GS-C scenarios the vast majority of the female population – with the </text:span><text:span text:style-name="T21">exception</text:span><text:span text:style-name="T23"> of bull dams – is inseminated with genomically tested bull(s). Th</text:span><text:span text:style-name="T24">e</text:span><text:span text:style-name="T23">s</text:span><text:span text:style-name="T24">e</text:span><text:span text:style-name="T23"> results therefore suggest that is SU 1/5 strategy the effect of inseminating almost entire population with a bull of lower accuracy is enhanced due to increased intensity. The effect of </text:span><text:span text:style-name="T21">erroneously</text:span><text:span text:style-name="T23"> chosen bull i</text:span><text:span text:style-name="T25">s</text:span><text:span text:style-name="T23"> reflected throughout </text:span><text:soft-page-break/><text:span text:style-name="T23">the population and results in a larger loss of genic variance. This effect is not as substantial in the GS-BD strategy </text:span><text:span text:style-name="T25">since the </text:span><text:span text:style-name="T26">bottle neck of selecting one bull is made with larger accuracy.</text:span></text:p>
      <text:p text:style-name="P8"><text:span text:style-name="T3">A</text:span><text:span text:style-name="T1">lthough not all differences were significant, the most efficient scenario in all three sires use strategies was a hybrid scenario and was significantly more efficient from extreme scenarios, PT and GS. Also, in </text:span><text:span text:style-name="T4">SU 5/5 and SU 5/1 sire u</text:span><text:span text:style-name="T1">se strategies all three hybrid scenarios were more efficient than both extreme scenarios. </text:span><text:span text:style-name="T4">By choosing only one bull per year in SU 1/5 strategy we introduced an unrealistic scenarios. However, even here both hybrid strategies that used genomically tested bulls in the sires of sires path were the most efficient one.</text:span></text:p>
      <text:p text:style-name="P5"><text:span text:style-name="T26">The results suggest that schemes that use progeny tested and young genomically tested bulls simultaneously are the most efficient one and therefore most appropriate for a long-term sustainability of selection (genetic gain?) – although they do not bring the highest genetic gain. We explain this by a greater spread of the true BVs of the PT sires due to a higher accuracy of their EBVs. Hence this hybrid schemes loses less genetic (genic) variance resulting in higher efficiencies. </text:span></text:p>
      <text:p text:style-name="P9"><text:span text:style-name="T5"/></text:p>
      <text:p text:style-name="P6"><text:span text:style-name="T26">This together suggests that increasing the intensity of selection and reducing the generation interval even further has different consequences on short and long-term success of selection (genetic gain). Although both these strategies increase genetic gain, </text:span><text:span text:style-name="T27">this can not make up for the loss if genic variance caused by these measures. </text:span></text:p>
      <text:p text:style-name="P6"><text:span text:style-name="T27"/></text:p>
      <text:p text:style-name="P10"><text:span text:style-name="T36">I</text:span><text:span text:style-name="T35">nbriding</text:span></text:p>
      <text:p text:style-name="P14"><text:span text:style-name="T12">W</text:span><text:span text:style-name="T5">e observed different numbers for Ne computed based on pedigree or molecular information. </text:span><text:span text:style-name="T28">While pedigree information measures identity by descend, the identity on mole</text:span><text:span text:style-name="T29">c</text:span><text:span text:style-name="T28">ular markers measures identity by state. </text:span><text:span text:style-name="T29">Our results are in </text:span><text:span text:style-name="T28">concordance wit</text:span><text:span text:style-name="T28"><office:annotation><dc:creator>Unknown Author</dc:creator><dc:date>2018-07-25T14:26:06.608367345</dc:date><text:p text:style-name="P18"><text:span text:style-name="T40">Tule mam malo problema z diskusijo. Fped preceni F zaradi; - nepopolnega pedigreja (kar tukaj ni the case); - “with pedigree analysis we can only measure inbreeding at neutral loci” - ampak tukaj je tudi inbriding na nevtralnih lokusih manjši</text:span></text:p></office:annotation></text:span><text:span text:style-name="T28">h previous findings that pedigree estimation tends to underestimated the true inbreeding in the population. </text:span><text:span text:style-name="T29">However, the inbreeding estimated from QTN loci did not exceed inbreeding estimated from neutral or marker loci.</text:span></text:p>
      <text:p text:style-name="P15"><text:span text:style-name="T5">While the results from pedigree inbreeding suggest we could increase Ne by introducing genomic information in selection, the <text:s/>results from molecular markers suggest otherwise. </text:span><text:span text:style-name="T30">According to the latter the Ne decreases with the use of genomic information which is in concordance with the observed loss of genic variance.</text:span></text:p>
      <text:p text:style-name="P15"><text:span text:style-name="T30"/></text:p>
      <text:p text:style-name="P16"><text:span text:style-name="T33">W</text:span><text:span text:style-name="T5">hile increasing the intensity of selection severely decreased Ne compared to the SU 5/5 strategy, no such effect was observed for SU 5/1 strategy. These results are in concordanc</text:span><text:span text:style-name="T31">e with previous studies reporting that a larger number of bulls counterbalances the effect of reduced effective number of bulls per generation caused by reduced generation interval </text:span><text:span text:style-name="T32">(review in Boichard et al., 2015)</text:span><text:span text:style-name="T31">. These results also suggest that we could improve the performance of the genomic scenarios in terms of inbreeding by increasing the number of sires per generation. On the other hand, </text:span><text:span text:style-name="T33">considering w</text:span><text:span text:style-name="T31">e do not observe a </text:span><text:span text:style-name="T32">significant change in the Ne in SU 5/1 strategy </text:span><text:span text:style-name="T33">suggests, that a faster turn over of the animals, which could potentially benefit genetic diversity of the population, is counterbalanced with a reduction in generation interval.</text:span></text:p>
      <text:p text:style-name="P13"><text:span text:style-name="T12"/></text:p>
      <text:p text:style-name="P3"><text:span text:style-name="T5"/></text:p>
      <text:p text:style-name="P3"><text:span text:style-name="T5"/></text:p>
      <text:p text:style-name="P3"><text:span text:style-name="T5"/></text:p>
      <text:p text:style-name="P2"><text:span text:style-name="T11"/></text:p>
      <text:p text:style-name="P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margin-left="0in" fo:margin-right="0in" fo:orphans="2" fo:widows="2" fo:hyphenation-ladder-count="no-limit" fo:text-indent="0.5in" style:auto-text-indent="false"/>
      <style:text-properties fo:color="#00000a"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0:59:44.777965261</meta:creation-date>
    <dc:date>2018-07-28T10:01:16.004457306</dc:date>
    <meta:editing-duration>PT19M45S</meta:editing-duration>
    <meta:editing-cycles>1</meta:editing-cycles>
    <meta:generator>LibreOffice/5.1.6.2$Linux_X86_64 LibreOffice_project/10m0$Build-2</meta:generator>
    <meta:document-statistic meta:table-count="0" meta:image-count="0" meta:object-count="0" meta:page-count="2" meta:paragraph-count="15" meta:word-count="1091" meta:character-count="6818" meta:non-whitespace-character-count="5730"/>
  </office:meta>
</office:document-meta>
</file>